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8000001F8820B2CFC.png" manifest:media-type="image/png"/>
  <manifest:file-entry manifest:full-path="Pictures/10000000000001900000012A9580B86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4.11cm" svg:height="10.512cm" svg:x="3.4cm" svg:y="0.111cm">
            <draw:image xlink:href="Pictures/10000000000001900000012A9580B866.jpg" xlink:type="simple" xlink:show="embed" xlink:actuate="onLoad">
              <text:p/>
            </draw:image>
          </draw:frame>
          <draw:frame draw:style-name="gr1" draw:text-style-name="P1" draw:layer="layout" svg:width="4.445cm" svg:height="3.937cm" draw:transform="rotate (1.5707963267949) translate (0.238cm 5.416cm)">
            <draw:image xlink:href="Pictures/10000201000001F8000001F8820B2CFC.png" xlink:type="simple" xlink:show="embed" xlink:actuate="onLoad">
              <text:p/>
            </draw:image>
          </draw:frame>
          <draw:frame draw:style-name="gr1" draw:text-style-name="P1" draw:layer="layout" svg:width="4.445cm" svg:height="3.937cm" draw:transform="rotate (1.5707963267949) translate (3.159cm 11.004cm)">
            <draw:image xlink:href="Pictures/10000201000001F8000001F8820B2CFC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0.7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1-11T12:35:11.606241185</dc:date>
    <meta:editing-duration>PT11M46S</meta:editing-duration>
    <meta:editing-cycles>1</meta:editing-cycles>
    <meta:document-statistic meta:object-count="4"/>
    <meta:generator>LibreOffice/4.3.5.2$Linux_X86_64 LibreOffice_project/430m0$Build-2</meta:generator>
  </office:meta>
</office:document-meta>
</file>